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3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5" style:family="paragraph" style:parent-style-name="Standard_20__28_user_29_">
      <style:text-properties style:font-name="Roboto" fo:font-style="italic" style:font-style-asian="italic" style:font-style-complex="italic"/>
    </style:style>
    <style:style style:name="P6" style:family="paragraph" style:parent-style-name="Standard_20__28_user_29_">
      <style:text-properties style:font-name="Roboto" style:text-underline-style="none" fo:font-weight="normal" officeooo:rsid="000c4c8d" officeooo:paragraph-rsid="000c4c8d" style:font-weight-asian="normal" style:font-weight-complex="normal"/>
    </style:style>
    <style:style style:name="P7" style:family="paragraph" style:parent-style-name="Standard_20__28_user_29_">
      <style:text-properties style:font-name="Roboto" style:text-underline-style="none" fo:font-weight="normal" officeooo:rsid="000c8fdd" officeooo:paragraph-rsid="000c8fdd" style:font-weight-asian="normal" style:font-weight-complex="normal"/>
    </style:style>
    <style:style style:name="P8" style:family="paragraph" style:parent-style-name="Standard_20__28_user_29_">
      <style:text-properties style:font-name="Roboto" style:text-underline-style="none" fo:font-weight="normal" officeooo:rsid="000c8fdd" officeooo:paragraph-rsid="000c4c8d" style:font-weight-asian="normal" style:font-weight-complex="normal"/>
    </style:style>
    <style:style style:name="P9" style:family="paragraph" style:parent-style-name="Standard_20__28_user_29_">
      <style:text-properties style:font-name="Roboto" style:text-underline-style="none" fo:font-weight="normal" officeooo:rsid="000f2422" officeooo:paragraph-rsid="000c4c8d" style:font-weight-asian="normal" style:font-weight-complex="normal"/>
    </style:style>
    <style:style style:name="P10" style:family="paragraph" style:parent-style-name="Standard_20__28_user_29_">
      <style:text-properties style:font-name="Roboto" style:text-underline-style="none" fo:font-weight="normal" officeooo:rsid="001946f4" officeooo:paragraph-rsid="001946f4" style:font-weight-asian="normal" style:font-weight-complex="normal"/>
    </style:style>
    <style:style style:name="P11" style:family="paragraph" style:parent-style-name="Standard_20__28_user_29_">
      <style:text-properties style:font-name="Roboto" style:text-underline-style="none" fo:font-weight="bold" officeooo:rsid="000dd412" officeooo:paragraph-rsid="000dd412" style:font-weight-asian="bold" style:font-weight-complex="bold"/>
    </style:style>
    <style:style style:name="P12" style:family="paragraph" style:parent-style-name="Standard_20__28_user_29_">
      <style:text-properties style:text-underline-style="none" fo:font-weight="normal" officeooo:rsid="000c4c8d" officeooo:paragraph-rsid="000c4c8d" style:font-weight-asian="normal" style:font-weight-complex="normal"/>
    </style:style>
    <style:style style:name="P13" style:family="paragraph" style:parent-style-name="Standard_20__28_user_29_">
      <style:text-properties style:text-underline-style="none" fo:font-weight="normal" officeooo:rsid="000c4c8d" officeooo:paragraph-rsid="001aa7aa" style:font-weight-asian="normal" style:font-weight-complex="normal"/>
    </style:style>
    <style:style style:name="P14" style:family="paragraph" style:parent-style-name="Standard_20__28_user_29_">
      <style:text-properties style:text-underline-style="none" fo:font-weight="normal" officeooo:rsid="000c8fdd" officeooo:paragraph-rsid="000c8fdd" style:font-weight-asian="normal" style:font-weight-complex="normal"/>
    </style:style>
    <style:style style:name="P15" style:family="paragraph" style:parent-style-name="Standard_20__28_user_29_">
      <style:text-properties style:text-underline-style="none" fo:font-weight="normal" officeooo:rsid="000dd412" officeooo:paragraph-rsid="000dd412" style:font-weight-asian="normal" style:font-weight-complex="normal"/>
    </style:style>
    <style:style style:name="P16" style:family="paragraph" style:parent-style-name="Standard_20__28_user_29_">
      <style:paragraph-properties fo:break-before="page"/>
    </style:style>
    <style:style style:name="P17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_20__28_user_29_">
      <style:text-properties style:font-name="Roboto" style:text-underline-style="none" fo:font-weight="normal" officeooo:rsid="001aa7aa" officeooo:paragraph-rsid="001aa7aa" style:font-weight-asian="normal" style:font-weight-complex="normal"/>
    </style:style>
    <style:style style:name="P19" style:family="paragraph" style:parent-style-name="Standard_20__28_user_29_">
      <style:text-properties style:font-name="Roboto" style:text-underline-style="none" fo:font-weight="normal" officeooo:rsid="000c4c8d" officeooo:paragraph-rsid="001bbb66" style:font-weight-asian="normal" style:font-weight-complex="normal"/>
    </style:style>
    <style:style style:name="P20" style:family="paragraph" style:parent-style-name="Standard_20__28_user_29_">
      <style:text-properties style:font-name="Roboto" style:text-underline-style="none" fo:font-weight="normal" officeooo:rsid="0017eb43" officeooo:paragraph-rsid="001bbb66" style:font-weight-asian="normal" style:font-weight-complex="normal"/>
    </style:style>
    <style:style style:name="P21" style:family="paragraph" style:parent-style-name="Standard_20__28_user_29_">
      <style:text-properties style:font-name="Roboto" style:text-underline-style="none" fo:font-weight="normal" officeooo:rsid="001bb02c" officeooo:paragraph-rsid="001bbb66" style:font-weight-asian="normal" style:font-weight-complex="normal"/>
    </style:style>
    <style:style style:name="P22" style:family="paragraph" style:parent-style-name="Standard_20__28_user_29_">
      <style:text-properties style:font-name="Roboto" style:text-underline-style="none" fo:font-weight="normal" officeooo:rsid="000c8fdd" officeooo:paragraph-rsid="001bbb66" style:font-weight-asian="normal" style:font-weight-complex="normal"/>
    </style:style>
    <style:style style:name="P23" style:family="paragraph" style:parent-style-name="Standard_20__28_user_29_">
      <style:text-properties style:font-name="Roboto" style:text-underline-style="none" fo:font-weight="normal" officeooo:rsid="0017ff1f" officeooo:paragraph-rsid="001bbb66" style:font-weight-asian="normal" style:font-weight-complex="normal"/>
    </style:style>
    <style:style style:name="P24" style:family="paragraph" style:parent-style-name="Standard_20__28_user_29_">
      <style:text-properties style:font-name="Roboto" style:text-underline-style="none" fo:font-weight="normal" officeooo:rsid="000dd412" officeooo:paragraph-rsid="001bbb66" style:font-weight-asian="normal" style:font-weight-complex="normal"/>
    </style:style>
    <style:style style:name="P25" style:family="paragraph" style:parent-style-name="Standard_20__28_user_29_">
      <style:text-properties style:font-name="Roboto" style:text-underline-style="none" fo:font-weight="bold" officeooo:rsid="000dd412" officeooo:paragraph-rsid="001bbb66" style:font-weight-asian="bold" style:font-weight-complex="bold"/>
    </style:style>
    <style:style style:name="P26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c4c8d" officeooo:paragraph-rsid="001bbb66" style:font-weight-asian="bold" style:font-weight-complex="bold"/>
    </style:style>
    <style:style style:name="P27" style:family="paragraph" style:parent-style-name="Standard_20__28_user_29_">
      <style:text-properties style:text-underline-style="none" fo:font-weight="normal" officeooo:rsid="000c4c8d" officeooo:paragraph-rsid="001bbb66" style:font-weight-asian="normal" style:font-weight-complex="normal"/>
    </style:style>
    <style:style style:name="P28" style:family="paragraph" style:parent-style-name="Standard_20__28_user_29_">
      <style:text-properties style:text-underline-style="none" fo:font-weight="normal" officeooo:rsid="000dd412" officeooo:paragraph-rsid="001bbb66" style:font-weight-asian="normal" style:font-weight-complex="normal"/>
    </style:style>
    <style:style style:name="P29" style:family="paragraph" style:parent-style-name="Standard_20__28_user_29_" style:master-page-name="Standard">
      <style:paragraph-properties style:page-number="auto"/>
      <style:text-properties style:font-name="Roboto" style:text-underline-style="solid" style:text-underline-width="auto" style:text-underline-color="font-color" fo:font-weight="bold" officeooo:rsid="000c4c8d" officeooo:paragraph-rsid="001bbb66" style:font-weight-asian="bold" style:font-weight-complex="bold"/>
    </style:style>
    <style:style style:name="T1" style:family="text">
      <style:text-properties style:font-name="Roboto"/>
    </style:style>
    <style:style style:name="T2" style:family="text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Roboto" style:text-underline-style="solid" style:text-underline-width="auto" style:text-underline-color="font-color" fo:font-weight="bold" officeooo:rsid="000c4c8d" style:font-weight-asian="bold" style:font-weight-complex="bold"/>
    </style:style>
    <style:style style:name="T4" style:family="text">
      <style:text-properties style:font-name="Roboto" fo:font-weight="bold" style:font-weight-asian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officeooo:rsid="000c8fdd"/>
    </style:style>
    <style:style style:name="T7" style:family="text">
      <style:text-properties style:font-name="Roboto" officeooo:rsid="000dd412"/>
    </style:style>
    <style:style style:name="T8" style:family="text">
      <style:text-properties style:font-name="Roboto" officeooo:rsid="000f2422"/>
    </style:style>
    <style:style style:name="T9" style:family="text">
      <style:text-properties style:font-name="Roboto" officeooo:rsid="0010459f"/>
    </style:style>
    <style:style style:name="T10" style:family="text">
      <style:text-properties style:font-name="Roboto" officeooo:rsid="00125c45"/>
    </style:style>
    <style:style style:name="T11" style:family="text">
      <style:text-properties style:font-name="Roboto" style:text-underline-style="none" fo:font-weight="normal" officeooo:rsid="0014efa3" style:font-weight-asian="normal" style:font-weight-complex="normal"/>
    </style:style>
    <style:style style:name="T12" style:family="text">
      <style:text-properties style:font-name="Roboto" officeooo:rsid="0014efa3"/>
    </style:style>
    <style:style style:name="T13" style:family="text">
      <style:text-properties style:font-name="Roboto" officeooo:rsid="00151532"/>
    </style:style>
    <style:style style:name="T14" style:family="text">
      <style:text-properties style:font-name="Roboto" officeooo:rsid="001aa7aa"/>
    </style:style>
    <style:style style:name="T15" style:family="text">
      <style:text-properties officeooo:rsid="0017ff3e"/>
    </style:style>
    <style:style style:name="T16" style:family="text">
      <style:text-properties officeooo:rsid="001aa7aa"/>
    </style:style>
    <style:style style:name="T17" style:family="text">
      <style:text-properties officeooo:rsid="0017eb43"/>
    </style:style>
    <style:style style:name="T18" style:family="text">
      <style:text-properties style:text-underline-style="solid" style:text-underline-width="auto" style:text-underline-color="font-color" officeooo:rsid="0017eb43"/>
    </style:style>
    <style:style style:name="T19" style:family="text">
      <style:text-properties officeooo:rsid="0017ff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nput File Format (.<text:span text:style-name="T17">claw</text:span>)</text:p>
      <text:p text:style-name="P26"/>
      <text:p text:style-name="P19">key := value <text:tab/><text:tab/><text:tab/><text:tab/>as per output format, passed through</text:p>
      <text:p text:style-name="P19"/>
      <text:p text:style-name="P19">// comments <text:tab/><text:tab/><text:tab/>as per output format.</text:p>
      <text:p text:style-name="P19"/>
      <text:p text:style-name="P19">[xxx]ffff <text:tab/><text:tab/><text:tab/><text:tab/>play a note on specified string(s), leaves # &lt;&gt; alone.</text:p>
      <text:p text:style-name="P19"><text:tab/><text:tab/><text:tab/><text:tab/><text:tab/>so x120 means not play 1, fret 1 string 2,fret 2 string 3</text:p>
      <text:p text:style-name="P19"><text:tab/><text:tab/><text:tab/><text:tab/><text:tab/>fret 0 string 4,not play 5. <text:s/><text:span text:style-name="T17">If this is different to the current</text:span></text:p>
      <text:p text:style-name="P19"><text:tab/><text:tab/><text:tab/><text:tab/><text:tab/><text:span text:style-name="T17">fretting in that fingering will need to change to play it</text:span></text:p>
      <text:p text:style-name="P19"><text:span text:style-name="T17"><text:tab/><text:tab/><text:tab/><text:tab/><text:tab/>then it overwrites it </text:span><text:span text:style-name="T18">entirely</text:span></text:p>
      <text:p text:style-name="P19"/>
      <text:p text:style-name="P19">-<text:span text:style-name="T17">f /f <text:tab/><text:tab/><text:tab/><text:tab/><text:tab/>Pull off, hammer on or slide applied to the previous note,</text:span></text:p>
      <text:p text:style-name="P19"><text:tab/><text:tab/><text:tab/><text:tab/><text:tab/><text:span text:style-name="T17">which must be a note (e.g. xxxffff) but with only one played</text:span></text:p>
      <text:p text:style-name="P19"><text:tab/><text:tab/><text:tab/><text:tab/><text:tab/><text:span text:style-name="T17">note. The f is the second note. The current fretting is</text:span></text:p>
      <text:p text:style-name="P20"><text:tab/><text:tab/><text:tab/><text:tab/><text:tab/>adjusted appropriately.</text:p>
      <text:p text:style-name="P19"/>
      <text:p text:style-name="P21">(x)<text:tab/><text:tab/><text:tab/><text:tab/><text:tab/>Set display chord and current fretting to chord_&lt;x&gt;</text:p>
      <text:p text:style-name="P21"/>
      <text:p text:style-name="P19">!<text:tab/><text:tab/><text:tab/><text:tab/><text:tab/><text:span text:style-name="T19">Play the current fretting as the top three fretted notes.</text:span></text:p>
      <text:p text:style-name="P19"/>
      <text:p text:style-name="P22">. <text:tab/><text:tab/><text:tab/><text:tab/><text:tab/>Add a pluck-5</text:p>
      <text:p text:style-name="P19"/>
      <text:p text:style-name="P23">&amp; <text:tab/><text:tab/><text:tab/><text:tab/><text:tab/>Single rest.</text:p>
      <text:p text:style-name="P23"/>
      <text:p text:style-name="P26">Fretting</text:p>
      <text:p text:style-name="P26"/>
      <text:p text:style-name="P27"><text:span text:style-name="T1">0123456789</text:span><text:span text:style-name="T7">tlwhufsve</text:span></text:p>
      <text:p text:style-name="P25"/>
      <text:p text:style-name="P28"><text:span text:style-name="T5">T</text:span><text:span text:style-name="T1">en<text:tab/><text:tab/>e</text:span><text:span text:style-name="T5">L</text:span><text:span text:style-name="T1">even<text:tab/><text:tab/>t</text:span><text:span text:style-name="T5">W</text:span><text:span text:style-name="T1">elve<text:tab/><text:tab/>t</text:span><text:span text:style-name="T5">H</text:span><text:span text:style-name="T1">irteen<text:tab/><text:tab/>fo</text:span><text:span text:style-name="T5">U</text:span><text:span text:style-name="T1">rteen</text:span></text:p>
      <text:p text:style-name="P28"><text:span text:style-name="T1">fi</text:span><text:span text:style-name="T5">F</text:span><text:span text:style-name="T1">teen<text:tab/></text:span><text:span text:style-name="T5">S</text:span><text:span text:style-name="T1">ixteen<text:tab/><text:tab/>se</text:span><text:span text:style-name="T5">V</text:span><text:span text:style-name="T1">enteen<text:tab/><text:tab/></text:span><text:span text:style-name="T5">E</text:span><text:span text:style-name="T1">ighteen</text:span></text:p>
      <text:p text:style-name="P24"/>
      <text:p text:style-name="P16"><text:span text:style-name="T3">Output</text:span><text:span text:style-name="T2">File Format (.plux)</text:span></text:p>
      <text:p text:style-name="P3"/>
      <text:p text:style-name="P1">A music line (1 bar per line) begins with a ‘|’. Empty bar lines are ignored. There are 8 notes in a bar irrespective of the beats.</text:p>
      <text:p text:style-name="P1"/>
      <text:p text:style-name="P1">Bar line data is :</text:p>
      <text:p text:style-name="P1"/>
      <text:p text:style-name="P1">1-5 <text:tab/><text:tab/>select string</text:p>
      <text:p text:style-name="P1">a-z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<text:span text:style-name="T15">=<text:tab/><text:tab/>Change the width of the slide from 2 notes to 1 note.</text:span> <text:s text:c="14"/></text:p>
      <text:p text:style-name="P1">. <text:tab/><text:tab/>go to next note.</text:p>
      <text:p text:style-name="P1">(Chord)<text:tab/>set display chord</text:p>
      <text:p text:style-name="P1"/>
      <text:p text:style-name="Standard_20__28_user_29_"><text:span text:style-name="T1">The + - / modifiers mean the fretting specifies the </text:span><text:span text:style-name="T12">start </text:span><text:span text:style-name="T1">position</text:span><text:span text:style-name="T4">. </text:span><text:span text:style-name="T11">So 2/4 would be 2//.</text:span></text:p>
      <text:p text:style-name="P1"><text:bookmark text:name="_GoBack"/></text:p>
      <text:p text:style-name="P1">An information list begins with a ‘.’ and has the format .&lt;name&gt; := &lt;value&gt; (no spaces)</text:p>
      <text:p text:style-name="P1"/>
      <text:p text:style-name="P1">Supported information items are : (default values in brackets)</text:p>
      <text:p text:style-name="P1"/>
      <text:p text:style-name="P1">beats <text:tab/><text:tab/>default beats per bar (4)</text:p>
      <text:p text:style-name="P1">tempo <text:tab/>default beats per minute play speed (80)</text:p>
      <text:p text:style-name="P1">step <text:tab/><text:tab/>amount tempo increases every play when on speed-up (4)</text:p>
      <text:p text:style-name="P1">tuning <text:tab/>current tuning. Supports gcgcd and (gdgbd)</text:p>
      <text:p text:style-name="P1"/>
      <text:p text:style-name="P1">others are ignored.</text:p>
      <text:p text:style-name="P1"/>
      <text:p text:style-name="P1">Lines beginning with // are comments and ignored.</text:p>
      <text:p text:style-name="P1"/>
      <text:p text:style-name="P3"/>
      <text:p text:style-name="P17">Different Display Usage</text:p>
      <text:p text:style-name="P3"/>
      <text:p text:style-name="P1">Minimising the interface for different displays.</text:p>
      <text:p text:style-name="P1"/>
      <text:p text:style-name="P5">float Interface(command as integer,bar ref as bar,dispInfo ref as dispInfo,params as IFParams)</text:p>
      <text:p text:style-name="P5"/>
      <text:p text:style-name="P2">Initialise</text:p>
      <text:p text:style-name="P1">Load Resources for the display.</text:p>
      <text:p text:style-name="P1"/>
      <text:p text:style-name="P2">Create</text:p>
      <text:p text:style-name="P1">(param 1 : bars in tune)</text:p>
      <text:p text:style-name="P1"/>
      <text:p text:style-name="P1">Draw background, set up for specific tune (if full page tab display sizes for example)</text:p>
      <text:p text:style-name="P1">Create empty display information records for each bar which are all non-displayed</text:p>
      <text:p text:style-name="P1"/>
      <text:p text:style-name="P2">Destroy</text:p>
      <text:p text:style-name="P1"/>
      <text:p text:style-name="P1">Remove background</text:p>
      <text:p text:style-name="P1">(Hide all display resources is done by the caller)</text:p>
      <text:p text:style-name="P1"/>
      <text:p text:style-name="P2">Visible</text:p>
      <text:p text:style-name="P1">(bar,param 1 : position in music in bars float)</text:p>
      <text:p text:style-name="P1"/>
      <text:p text:style-name="P1">Returns non-zero if the given bar is partially displayed at that music position.</text:p>
      <text:p text:style-name="P1"/>
      <text:p text:style-name="P2">Show</text:p>
      <text:p text:style-name="P1">(bar,param 1 : position in music in bars float)</text:p>
      <text:p text:style-name="P1"/>
      <text:p text:style-name="P1">Move the bar at a given position, creating if necessary, modifying if necessary.</text:p>
      <text:p text:style-name="P1"/>
      <text:p text:style-name="P2">Hide</text:p>
      <text:p text:style-name="P1">if drawn , Free up all the bars display resources.</text:p>
      <text:p text:style-name="P1"/>
      <text:p text:style-name="P2">ID allocation (10000 onwards)</text:p>
      <text:p text:style-name="P1"/>
      <text:p text:style-name="P1">+0...+19<text:tab/>Note#1<text:tab/><text:tab/><text:tab/>0..4 note specific 5x3 for each displayed note.</text:p>
      <text:p text:style-name="P1">+20..+39<text:tab/>Note#2</text:p>
      <text:p text:style-name="P1">+40..+59<text:tab/>Note#3</text:p>
      <text:p text:style-name="P1">+140..+159<text:tab/>Note#8</text:p>
      <text:p text:style-name="P1">+160..+199<text:tab/>Reserved <text:tab/><text:tab/><text:tab/>Allocated for general use.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9</meta:editing-cycles>
    <meta:creation-date>2019-03-18T13:08:00</meta:creation-date>
    <dc:date>2019-04-18T19:44:54.363813389</dc:date>
    <meta:editing-duration>PT31M38S</meta:editing-duration>
    <meta:generator>LibreOffice/6.2.2.2$Linux_X86_64 LibreOffice_project/20$Build-2</meta:generator>
    <meta:document-statistic meta:table-count="0" meta:image-count="0" meta:object-count="0" meta:page-count="3" meta:paragraph-count="66" meta:word-count="473" meta:character-count="2823" meta:non-whitespace-character-count="22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